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y were originally passed as integer literals or character literals</text:p>
          </table:table-cell>
          <table:table-cell table:style-name="ce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y were originally passed as integer literals or character literals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2.12" calcext:value-type="float">
            <text:p>12.1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7.6" calcext:value-type="float">
            <text:p>17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8:37:06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07T01:33:31.340000000</dc:date>
    <meta:editing-duration>P7DT17H46M36S</meta:editing-duration>
    <meta:editing-cycles>125</meta:editing-cycles>
    <meta:generator>LibreOffice/5.1.1.3$Windows_x86 LibreOffice_project/89f508ef3ecebd2cfb8e1def0f0ba9a803b88a6d</meta:generator>
    <meta:document-statistic meta:table-count="1" meta:cell-count="410" meta:object-count="0"/>
  </office:meta>
</office:document-meta>
</file>